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0972in"/>
    </style:style>
    <style:style style:name="co2" style:family="table-column">
      <style:table-column-properties fo:break-before="auto" style:column-width="0.8409in"/>
    </style:style>
    <style:style style:name="co3" style:family="table-column">
      <style:table-column-properties fo:break-before="auto" style:column-width="0.5028in"/>
    </style:style>
    <style:style style:name="co4" style:family="table-column">
      <style:table-column-properties fo:break-before="auto" style:column-width="0.5484in"/>
    </style:style>
    <style:style style:name="co5" style:family="table-column">
      <style:table-column-properties fo:break-before="auto" style:column-width="0.6799in"/>
    </style:style>
    <style:style style:name="co6" style:family="table-column">
      <style:table-column-properties fo:break-before="auto" style:column-width="0.5953in"/>
    </style:style>
    <style:style style:name="co7" style:family="table-column">
      <style:table-column-properties fo:break-before="auto" style:column-width="0.6571in"/>
    </style:style>
    <style:style style:name="co8" style:family="table-column">
      <style:table-column-properties fo:break-before="auto" style:column-width="0.6189in"/>
    </style:style>
    <style:style style:name="co9" style:family="table-column">
      <style:table-column-properties fo:break-before="auto" style:column-width="0.4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ce1"/>
        <table:table-row table:style-name="ro1">
          <table:table-cell office:value-type="string" calcext:value-type="string">
            <table:cell-range-source table:name="CSV_all" xlink:type="simple" xlink:href="../testing_state_join.csv" table:filter-name="Text - txt - csv (StarCalc)" table:filter-options="9/59/44,34,76,1,,0,false,false,true,false,false" table:last-column-spanned="9" table:last-row-spanned="29" table:refresh-delay="PT00H01M00S"/>
            <text:p>NAME</text:p>
          </table:table-cell>
          <table:table-cell office:value-type="string" calcext:value-type="string">
            <text:p>POPESTIMATE2019</text:p>
          </table:table-cell>
          <table:table-cell office:value-type="string" calcext:value-type="string">
            <text:p>Confirmed Cases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Hospital Count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Pending</text:p>
          </table:table-cell>
          <table:table-cell office:value-type="string" calcext:value-type="string">
            <text:p>Total</text:p>
          </table:table-cell>
          <table:table-cell table:style-name="Default" office:value-type="string" calcext:value-type="string">
            <text:p>Test Percap</text:p>
          </table:table-cell>
          <table:table-cell table:style-name="Default" office:value-type="string" calcext:value-type="string">
            <text:p>Positive Per total</text:p>
          </table:table-cell>
          <table:table-cell table:style-name="Default" office:value-type="string" calcext:value-type="string">
            <text:p>Pos Per (Total-Pend)</text:p>
          </table:table-cell>
        </table:table-row>
        <table:table-row table:style-name="ro1">
          <table:table-cell office:value-type="string" calcext:value-type="string">
            <text:p>Arizona</text:p>
          </table:table-cell>
          <table:table-cell office:value-type="float" office:value="7278717" calcext:value-type="float">
            <text:p>727871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([.I2]/[.B2])" office:value-type="float" office:value="0.00000700672934529533" calcext:value-type="float">
            <text:p>00.000007</text:p>
          </table:table-cell>
          <table:table-cell table:formula="of:=([.F2]/[.I2])" office:value-type="float" office:value="0.0588235294117647" calcext:value-type="float">
            <text:p>00.058824</text:p>
          </table:table-cell>
          <table:table-cell table:formula="of:=([.F2]/([.I2]-[.H2]))" office:value-type="float" office:value="0.0833333333333333" calcext:value-type="float">
            <text:p>00.083333</text:p>
          </table:table-cell>
        </table:table-row>
        <table:table-row table:style-name="ro1">
          <table:table-cell office:value-type="string" calcext:value-type="string">
            <text:p>California</text:p>
          </table:table-cell>
          <table:table-cell office:value-type="float" office:value="39512223" calcext:value-type="float">
            <text:p>39512223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383" calcext:value-type="float">
            <text:p>383</text:p>
          </table:table-cell>
          <table:table-cell office:value-type="float" office:value="69" calcext:value-type="float">
            <text:p>69</text:p>
          </table:table-cell>
          <table:table-cell office:value-type="float" office:value="462" calcext:value-type="float">
            <text:p>462</text:p>
          </table:table-cell>
          <table:table-cell/>
          <table:table-cell office:value-type="float" office:value="531" calcext:value-type="float">
            <text:p>531</text:p>
          </table:table-cell>
          <table:table-cell table:formula="of:=([.I3]/[.B3])" office:value-type="float" office:value="0.0000134388794070129" calcext:value-type="float">
            <text:p>00.000013</text:p>
          </table:table-cell>
          <table:table-cell table:formula="of:=([.F3]/[.I3])" office:value-type="float" office:value="0.129943502824859" calcext:value-type="float">
            <text:p>00.129944</text:p>
          </table:table-cell>
          <table:table-cell table:formula="of:=([.F3]/([.I3]-[.H3]))" office:value-type="float" office:value="0.129943502824859" calcext:value-type="float">
            <text:p>00.129944</text:p>
          </table:table-cell>
        </table:table-row>
        <table:table-row table:style-name="ro1">
          <table:table-cell office:value-type="string" calcext:value-type="string">
            <text:p>Colorado</text:p>
          </table:table-cell>
          <table:table-cell office:value-type="float" office:value="5758736" calcext:value-type="float">
            <text:p>575873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8" calcext:value-type="float">
            <text:p>8</text:p>
          </table:table-cell>
          <table:table-cell office:value-type="float" office:value="109" calcext:value-type="float">
            <text:p>109</text:p>
          </table:table-cell>
          <table:table-cell office:value-type="float" office:value="69" calcext:value-type="float">
            <text:p>69</text:p>
          </table:table-cell>
          <table:table-cell office:value-type="float" office:value="186" calcext:value-type="float">
            <text:p>186</text:p>
          </table:table-cell>
          <table:table-cell table:formula="of:=([.I4]/[.B4])" office:value-type="float" office:value="0.0000322987544488929" calcext:value-type="float">
            <text:p>00.000032</text:p>
          </table:table-cell>
          <table:table-cell table:formula="of:=([.F4]/[.I4])" office:value-type="float" office:value="0.0430107526881721" calcext:value-type="float">
            <text:p>00.043011</text:p>
          </table:table-cell>
          <table:table-cell table:formula="of:=([.F4]/([.I4]-[.H4]))" office:value-type="float" office:value="0.0683760683760684" calcext:value-type="float">
            <text:p>00.068376</text:p>
          </table:table-cell>
        </table:table-row>
        <table:table-row table:style-name="ro1">
          <table:table-cell office:value-type="string" calcext:value-type="string">
            <text:p>Florida</text:p>
          </table:table-cell>
          <table:table-cell office:value-type="float" office:value="21477737" calcext:value-type="float">
            <text:p>2147773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12" calcext:value-type="float">
            <text:p>12</text:p>
          </table:table-cell>
          <table:table-cell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  <table:table-cell office:value-type="float" office:value="200" calcext:value-type="float">
            <text:p>200</text:p>
          </table:table-cell>
          <table:table-cell table:formula="of:=([.I5]/[.B5])" office:value-type="float" office:value="0.00000931196801599722" calcext:value-type="float">
            <text:p>00.000009</text:p>
          </table:table-cell>
          <table:table-cell table:formula="of:=([.F5]/[.I5])" office:value-type="float" office:value="0.06" calcext:value-type="float">
            <text:p>00.060000</text:p>
          </table:table-cell>
          <table:table-cell table:formula="of:=([.F5]/([.I5]-[.H5]))" office:value-type="float" office:value="0.107142857142857" calcext:value-type="float">
            <text:p>00.10714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0617423" calcext:value-type="float">
            <text:p>1061742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6]/[.B6])" office:value-type="float" office:value="0.000000188369626038258" calcext:value-type="float">
            <text:p>00.000000</text:p>
          </table:table-cell>
          <table:table-cell table:formula="of:=([.F6]/[.I6])" office:value-type="float" office:value="1" calcext:value-type="float">
            <text:p>01.000000</text:p>
          </table:table-cell>
          <table:table-cell table:formula="of:=([.F6]/([.I6]-[.H6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Hawaii</text:p>
          </table:table-cell>
          <table:table-cell office:value-type="float" office:value="1415872" calcext:value-type="float">
            <text:p>1415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7]/[.B7])" office:value-type="float" office:value="0.00000070627853365276" calcext:value-type="float">
            <text:p>00.000001</text:p>
          </table:table-cell>
          <table:table-cell table:formula="of:=([.F7]/[.I7])" office:value-type="float" office:value="1" calcext:value-type="float">
            <text:p>01.000000</text:p>
          </table:table-cell>
          <table:table-cell table:formula="of:=([.F7]/([.I7]-[.H7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Illinois</text:p>
          </table:table-cell>
          <table:table-cell office:value-type="float" office:value="12671821" calcext:value-type="float">
            <text:p>1267182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180" calcext:value-type="float">
            <text:p>180</text:p>
          </table:table-cell>
          <table:table-cell office:value-type="float" office:value="35" calcext:value-type="float">
            <text:p>35</text:p>
          </table:table-cell>
          <table:table-cell office:value-type="float" office:value="220" calcext:value-type="float">
            <text:p>220</text:p>
          </table:table-cell>
          <table:table-cell table:formula="of:=([.I8]/[.B8])" office:value-type="float" office:value="0.00001736135635123" calcext:value-type="float">
            <text:p>00.000017</text:p>
          </table:table-cell>
          <table:table-cell table:formula="of:=([.F8]/[.I8])" office:value-type="float" office:value="0.0227272727272727" calcext:value-type="float">
            <text:p>00.022727</text:p>
          </table:table-cell>
          <table:table-cell table:formula="of:=([.F8]/([.I8]-[.H8]))" office:value-type="float" office:value="0.027027027027027" calcext:value-type="float">
            <text:p>00.027027</text:p>
          </table:table-cell>
        </table:table-row>
        <table:table-row table:style-name="ro1">
          <table:table-cell office:value-type="string" calcext:value-type="string">
            <text:p>Indiana</text:p>
          </table:table-cell>
          <table:table-cell office:value-type="float" office:value="6732219" calcext:value-type="float">
            <text:p>67322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9]/[.B9])" office:value-type="float" office:value="0.000000148539434026136" calcext:value-type="float">
            <text:p>00.000000</text:p>
          </table:table-cell>
          <table:table-cell table:formula="of:=([.F9]/[.I9])" office:value-type="float" office:value="1" calcext:value-type="float">
            <text:p>01.000000</text:p>
          </table:table-cell>
          <table:table-cell table:formula="of:=([.F9]/([.I9]-[.H9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Kentucky</text:p>
          </table:table-cell>
          <table:table-cell office:value-type="float" office:value="4467673" calcext:value-type="float">
            <text:p>44676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I10]/[.B10])" office:value-type="float" office:value="0.00000223830168412057" calcext:value-type="float">
            <text:p>00.000002</text:p>
          </table:table-cell>
          <table:table-cell table:formula="of:=([.F10]/[.I10])" office:value-type="float" office:value="0.1" calcext:value-type="float">
            <text:p>00.100000</text:p>
          </table:table-cell>
          <table:table-cell table:formula="of:=([.F10]/([.I10]-[.H10]))" office:value-type="float" office:value="0.1" calcext:value-type="float">
            <text:p>00.100000</text:p>
          </table:table-cell>
        </table:table-row>
        <table:table-row table:style-name="ro1">
          <table:table-cell office:value-type="string" calcext:value-type="string">
            <text:p>Maryland</text:p>
          </table:table-cell>
          <table:table-cell office:value-type="float" office:value="6045680" calcext:value-type="float">
            <text:p>60456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formula="of:=([.I11]/[.B11])" office:value-type="float" office:value="0.00000727792407140305" calcext:value-type="float">
            <text:p>00.000007</text:p>
          </table:table-cell>
          <table:table-cell table:formula="of:=([.F11]/[.I11])" office:value-type="float" office:value="0.0681818181818182" calcext:value-type="float">
            <text:p>00.068182</text:p>
          </table:table-cell>
          <table:table-cell table:formula="of:=([.F11]/([.I11]-[.H11]))" office:value-type="float" office:value="0.0833333333333333" calcext:value-type="float">
            <text:p>00.083333</text:p>
          </table:table-cell>
        </table:table-row>
        <table:table-row table:style-name="ro1">
          <table:table-cell office:value-type="string" calcext:value-type="string">
            <text:p>Massachusetts</text:p>
          </table:table-cell>
          <table:table-cell office:value-type="float" office:value="6892503" calcext:value-type="float">
            <text:p>689250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([.I12]/[.B12])" office:value-type="float" office:value="0.0000011606813954234" calcext:value-type="float">
            <text:p>00.000001</text:p>
          </table:table-cell>
          <table:table-cell table:formula="of:=([.F12]/[.I12])" office:value-type="float" office:value="1" calcext:value-type="float">
            <text:p>01.000000</text:p>
          </table:table-cell>
          <table:table-cell table:formula="of:=([.F12]/([.I12]-[.H12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Minnesota</text:p>
          </table:table-cell>
          <table:table-cell office:value-type="float" office:value="5639632" calcext:value-type="float">
            <text:p>563963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49" calcext:value-type="float">
            <text:p>49</text:p>
          </table:table-cell>
          <table:table-cell table:formula="of:=([.I13]/[.B13])" office:value-type="float" office:value="0.00000868851017229493" calcext:value-type="float">
            <text:p>00.000009</text:p>
          </table:table-cell>
          <table:table-cell table:formula="of:=([.F13]/[.I13])" office:value-type="float" office:value="0.0204081632653061" calcext:value-type="float">
            <text:p>00.020408</text:p>
          </table:table-cell>
          <table:table-cell table:formula="of:=([.F13]/([.I13]-[.H13]))" office:value-type="float" office:value="0.0204081632653061" calcext:value-type="float">
            <text:p>00.020408</text:p>
          </table:table-cell>
        </table:table-row>
        <table:table-row table:style-name="ro1">
          <table:table-cell office:value-type="string" calcext:value-type="string">
            <text:p>Nebraska</text:p>
          </table:table-cell>
          <table:table-cell office:value-type="float" office:value="1934408" calcext:value-type="float">
            <text:p>193440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formula="of:=([.I14]/[.B14])" office:value-type="float" office:value="0.0000118899425560688" calcext:value-type="float">
            <text:p>00.000012</text:p>
          </table:table-cell>
          <table:table-cell table:formula="of:=([.F14]/[.I14])" office:value-type="float" office:value="0.0434782608695652" calcext:value-type="float">
            <text:p>00.043478</text:p>
          </table:table-cell>
          <table:table-cell table:formula="of:=([.F14]/([.I14]-[.H14]))" office:value-type="float" office:value="0.0555555555555556" calcext:value-type="float">
            <text:p>00.055556</text:p>
          </table:table-cell>
        </table:table-row>
        <table:table-row table:style-name="ro1">
          <table:table-cell office:value-type="string" calcext:value-type="string">
            <text:p>Nevada</text:p>
          </table:table-cell>
          <table:table-cell office:value-type="float" office:value="3080156" calcext:value-type="float">
            <text:p>308015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5" calcext:value-type="float">
            <text:p>15</text:p>
          </table:table-cell>
          <table:table-cell table:formula="of:=([.I15]/[.B15])" office:value-type="float" office:value="0.00000486988321370736" calcext:value-type="float">
            <text:p>00.000005</text:p>
          </table:table-cell>
          <table:table-cell table:formula="of:=([.F15]/[.I15])" office:value-type="float" office:value="0.0666666666666667" calcext:value-type="float">
            <text:p>00.066667</text:p>
          </table:table-cell>
          <table:table-cell table:formula="of:=([.F15]/([.I15]-[.H15]))" office:value-type="float" office:value="0.0666666666666667" calcext:value-type="float">
            <text:p>00.066667</text:p>
          </table:table-cell>
        </table:table-row>
        <table:table-row table:style-name="ro1">
          <table:table-cell office:value-type="string" calcext:value-type="string">
            <text:p>New Hampshire</text:p>
          </table:table-cell>
          <table:table-cell office:value-type="float" office:value="1359711" calcext:value-type="float">
            <text:p>13597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([.I16]/[.B16])" office:value-type="float" office:value="0.000018386260021431" calcext:value-type="float">
            <text:p>00.000018</text:p>
          </table:table-cell>
          <table:table-cell table:formula="of:=([.F16]/[.I16])" office:value-type="float" office:value="0.08" calcext:value-type="float">
            <text:p>00.080000</text:p>
          </table:table-cell>
          <table:table-cell table:formula="of:=([.F16]/([.I16]-[.H16]))" office:value-type="float" office:value="0.0909090909090909" calcext:value-type="float">
            <text:p>00.090909</text:p>
          </table:table-cell>
        </table:table-row>
        <table:table-row table:style-name="ro1">
          <table:table-cell office:value-type="string" calcext:value-type="string">
            <text:p>New Jersey</text:p>
          </table:table-cell>
          <table:table-cell office:value-type="float" office:value="8882190" calcext:value-type="float">
            <text:p>8882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17]/[.B17])" office:value-type="float" office:value="0.000000112584846755136" calcext:value-type="float">
            <text:p>00.000000</text:p>
          </table:table-cell>
          <table:table-cell table:formula="of:=([.F17]/[.I17])" office:value-type="float" office:value="1" calcext:value-type="float">
            <text:p>01.000000</text:p>
          </table:table-cell>
          <table:table-cell table:formula="of:=([.F17]/([.I17]-[.H17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New York</text:p>
          </table:table-cell>
          <table:table-cell office:value-type="float" office:value="19453561" calcext:value-type="float">
            <text:p>19453561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33" calcext:value-type="float">
            <text:p>33</text:p>
          </table:table-cell>
          <table:table-cell office:value-type="float" office:value="92" calcext:value-type="float">
            <text:p>92</text:p>
          </table:table-cell>
          <table:table-cell office:value-type="float" office:value="236" calcext:value-type="float">
            <text:p>236</text:p>
          </table:table-cell>
          <table:table-cell office:value-type="float" office:value="361" calcext:value-type="float">
            <text:p>361</text:p>
          </table:table-cell>
          <table:table-cell table:formula="of:=([.I18]/[.B18])" office:value-type="float" office:value="0.0000185570138032826" calcext:value-type="float">
            <text:p>00.000019</text:p>
          </table:table-cell>
          <table:table-cell table:formula="of:=([.F18]/[.I18])" office:value-type="float" office:value="0.0914127423822715" calcext:value-type="float">
            <text:p>00.091413</text:p>
          </table:table-cell>
          <table:table-cell table:formula="of:=([.F18]/([.I18]-[.H18]))" office:value-type="float" office:value="0.264" calcext:value-type="float">
            <text:p>00.264000</text:p>
          </table:table-cell>
        </table:table-row>
        <table:table-row table:style-name="ro1">
          <table:table-cell office:value-type="string" calcext:value-type="string">
            <text:p>North Carolina</text:p>
          </table:table-cell>
          <table:table-cell office:value-type="float" office:value="10488084" calcext:value-type="float">
            <text:p>1048808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19]/[.B19])" office:value-type="float" office:value="0.000000190692599334635" calcext:value-type="float">
            <text:p>00.000000</text:p>
          </table:table-cell>
          <table:table-cell table:formula="of:=([.F19]/[.I19])" office:value-type="float" office:value="1" calcext:value-type="float">
            <text:p>01.000000</text:p>
          </table:table-cell>
          <table:table-cell table:formula="of:=([.F19]/([.I19]-[.H19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Oklahoma</text:p>
          </table:table-cell>
          <table:table-cell office:value-type="float" office:value="3956971" calcext:value-type="float">
            <text:p>39569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20]/[.B20])" office:value-type="float" office:value="0.000000252718556693996" calcext:value-type="float">
            <text:p>00.000000</text:p>
          </table:table-cell>
          <table:table-cell table:formula="of:=([.F20]/[.I20])" office:value-type="float" office:value="1" calcext:value-type="float">
            <text:p>01.000000</text:p>
          </table:table-cell>
          <table:table-cell table:formula="of:=([.F20]/([.I20]-[.H20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Oregon</text:p>
          </table:table-cell>
          <table:table-cell office:value-type="float" office:value="4217737" calcext:value-type="float">
            <text:p>421773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8" calcext:value-type="float">
            <text:p>28</text:p>
          </table:table-cell>
          <table:table-cell office:value-type="float" office:value="95" calcext:value-type="float">
            <text:p>95</text:p>
          </table:table-cell>
          <table:table-cell table:formula="of:=([.I21]/[.B21])" office:value-type="float" office:value="0.0000225239269304843" calcext:value-type="float">
            <text:p>00.000023</text:p>
          </table:table-cell>
          <table:table-cell table:formula="of:=([.F21]/[.I21])" office:value-type="float" office:value="0.0315789473684211" calcext:value-type="float">
            <text:p>00.031579</text:p>
          </table:table-cell>
          <table:table-cell table:formula="of:=([.F21]/([.I21]-[.H21]))" office:value-type="float" office:value="0.0447761194029851" calcext:value-type="float">
            <text:p>00.044776</text:p>
          </table:table-cell>
        </table:table-row>
        <table:table-row table:style-name="ro1">
          <table:table-cell office:value-type="string" calcext:value-type="string">
            <text:p>Pennsylvania</text:p>
          </table:table-cell>
          <table:table-cell office:value-type="float" office:value="12801989" calcext:value-type="float">
            <text:p>1280198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22]/[.B22])" office:value-type="float" office:value="0.000000156225723987109" calcext:value-type="float">
            <text:p>00.000000</text:p>
          </table:table-cell>
          <table:table-cell table:formula="of:=([.F22]/[.I22])" office:value-type="float" office:value="1" calcext:value-type="float">
            <text:p>01.000000</text:p>
          </table:table-cell>
          <table:table-cell table:formula="of:=([.F22]/([.I22]-[.H22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Rhode Island</text:p>
          </table:table-cell>
          <table:table-cell office:value-type="float" office:value="1059361" calcext:value-type="float">
            <text:p>105936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([.I23]/[.B23])" office:value-type="float" office:value="0.00000188793055436249" calcext:value-type="float">
            <text:p>00.000002</text:p>
          </table:table-cell>
          <table:table-cell table:formula="of:=([.F23]/[.I23])" office:value-type="float" office:value="1" calcext:value-type="float">
            <text:p>01.000000</text:p>
          </table:table-cell>
          <table:table-cell table:formula="of:=([.F23]/([.I23]-[.H23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South Carolina</text:p>
          </table:table-cell>
          <table:table-cell office:value-type="float" office:value="5148714" calcext:value-type="float">
            <text:p>514871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" calcext:value-type="float">
            <text:p>10</text:p>
          </table:table-cell>
          <table:table-cell table:formula="of:=([.I24]/[.B24])" office:value-type="float" office:value="0.00000194223256525804" calcext:value-type="float">
            <text:p>00.000002</text:p>
          </table:table-cell>
          <table:table-cell table:formula="of:=([.F24]/[.I24])" office:value-type="float" office:value="0.2" calcext:value-type="float">
            <text:p>00.200000</text:p>
          </table:table-cell>
          <table:table-cell table:formula="of:=([.F24]/([.I24]-[.H24]))" office:value-type="float" office:value="0.2" calcext:value-type="float">
            <text:p>00.200000</text:p>
          </table:table-cell>
        </table:table-row>
        <table:table-row table:style-name="ro1">
          <table:table-cell office:value-type="string" calcext:value-type="string">
            <text:p>Tennessee</text:p>
          </table:table-cell>
          <table:table-cell office:value-type="float" office:value="6829174" calcext:value-type="float">
            <text:p>682917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25]/[.B25])" office:value-type="float" office:value="0.000000146430593216691" calcext:value-type="float">
            <text:p>00.000000</text:p>
          </table:table-cell>
          <table:table-cell table:formula="of:=([.F25]/[.I25])" office:value-type="float" office:value="1" calcext:value-type="float">
            <text:p>01.000000</text:p>
          </table:table-cell>
          <table:table-cell table:formula="of:=([.F25]/([.I25]-[.H25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Texas</text:p>
          </table:table-cell>
          <table:table-cell office:value-type="float" office:value="28995881" calcext:value-type="float">
            <text:p>28995881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457" calcext:value-type="float">
            <text:p>45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([.I26]/[.B26])" office:value-type="float" office:value="0.000000172438285286107" calcext:value-type="float">
            <text:p>00.000000</text:p>
          </table:table-cell>
          <table:table-cell table:formula="of:=([.F26]/[.I26])" office:value-type="float" office:value="1" calcext:value-type="float">
            <text:p>01.000000</text:p>
          </table:table-cell>
          <table:table-cell table:formula="of:=([.F26]/([.I26]-[.H26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Utah</text:p>
          </table:table-cell>
          <table:table-cell office:value-type="float" office:value="3205958" calcext:value-type="float">
            <text:p>320595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([.I27]/[.B27])" office:value-type="float" office:value="0.000000311919245355055" calcext:value-type="float">
            <text:p>00.000000</text:p>
          </table:table-cell>
          <table:table-cell table:formula="of:=([.F27]/[.I27])" office:value-type="float" office:value="1" calcext:value-type="float">
            <text:p>01.000000</text:p>
          </table:table-cell>
          <table:table-cell table:formula="of:=([.F27]/([.I27]-[.H27]))" office:value-type="float" office:value="1" calcext:value-type="float">
            <text:p>01.000000</text:p>
          </table:table-cell>
        </table:table-row>
        <table:table-row table:style-name="ro1">
          <table:table-cell office:value-type="string" calcext:value-type="string">
            <text:p>Washington</text:p>
          </table:table-cell>
          <table:table-cell office:value-type="float" office:value="7614893" calcext:value-type="float">
            <text:p>7614893</text:p>
          </table:table-cell>
          <table:table-cell office:value-type="float" office:value="86" calcext:value-type="float">
            <text:p>86</text:p>
          </table:table-cell>
          <table:table-cell office:value-type="float" office:value="14" calcext:value-type="float">
            <text:p>14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370" calcext:value-type="float">
            <text:p>370</text:p>
          </table:table-cell>
          <table:table-cell office:value-type="float" office:value="66" calcext:value-type="float">
            <text:p>66</text:p>
          </table:table-cell>
          <table:table-cell office:value-type="float" office:value="515" calcext:value-type="float">
            <text:p>515</text:p>
          </table:table-cell>
          <table:table-cell table:formula="of:=([.I28]/[.B28])" office:value-type="float" office:value="0.0000676306285590618" calcext:value-type="float">
            <text:p>00.000068</text:p>
          </table:table-cell>
          <table:table-cell table:formula="of:=([.F28]/[.I28])" office:value-type="float" office:value="0.153398058252427" calcext:value-type="float">
            <text:p>00.153398</text:p>
          </table:table-cell>
          <table:table-cell table:formula="of:=([.F28]/([.I28]-[.H28]))" office:value-type="float" office:value="0.175946547884187" calcext:value-type="float">
            <text:p>00.175947</text:p>
          </table:table-cell>
        </table:table-row>
        <table:table-row table:style-name="ro1">
          <table:table-cell office:value-type="string" calcext:value-type="string">
            <text:p>Wisconsin</text:p>
          </table:table-cell>
          <table:table-cell office:value-type="float" office:value="5822434" calcext:value-type="float">
            <text:p>58224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table:formula="of:=([.I29]/[.B29])" office:value-type="float" office:value="0.00000755697703056832" calcext:value-type="float">
            <text:p>00.000008</text:p>
          </table:table-cell>
          <table:table-cell table:formula="of:=([.F29]/[.I29])" office:value-type="float" office:value="0.0227272727272727" calcext:value-type="float">
            <text:p>00.022727</text:p>
          </table:table-cell>
          <table:table-cell table:formula="of:=([.F29]/([.I29]-[.H29]))" office:value-type="float" office:value="0.03125" calcext:value-type="float">
            <text:p>00.0312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3-07T09:39:48.537559375</meta:creation-date>
    <dc:date>2020-03-07T09:45:37.888179462</dc:date>
    <meta:editing-duration>PT12S</meta:editing-duration>
    <meta:editing-cycles>1</meta:editing-cycles>
    <meta:document-statistic meta:table-count="1" meta:cell-count="319" meta:object-count="0"/>
    <meta:generator>LibreOffice/6.4.1.2$MacOSX_X86_64 LibreOffice_project/4d224e95b98b138af42a64d84056446d09082932</meta:generator>
  </office:meta>
</office:document-meta>
</file>